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start" style:justify-single-word="false"/>
      <style:text-properties fo:font-size="18pt" style:font-size-asian="18pt" style:font-size-complex="18pt"/>
    </style:style>
    <style:style style:name="P4" style:family="paragraph" style:parent-style-name="Standard">
      <style:text-properties style:font-name="Arial"/>
    </style:style>
    <style:style style:name="P5" style:family="paragraph" style:parent-style-name="Text_20_body">
      <style:text-properties style:font-name="Arial"/>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text-properties style:font-name="Arial"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Heading_20_3">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Arial" fo:font-style="italic" fo:font-weight="bold" style:font-style-asian="italic" style:font-weight-asian="bold" style:font-style-complex="italic" style:font-weight-complex="bold"/>
    </style:style>
    <style:style style:name="T6" style:family="text">
      <style:text-properties style:font-name="Arial" fo:font-style="italic" style:text-underline-style="none" fo:font-weight="normal" style:font-style-asian="italic" style:font-weight-asian="normal" style:font-style-complex="italic" style:font-weight-complex="normal"/>
    </style:style>
    <style:style style:name="T7" style:family="text">
      <style:text-properties style:font-name="Arial" fo:font-style="italic" fo:font-weight="normal" style:font-style-asian="italic" style:font-weight-asian="normal" style:font-style-complex="italic" style:font-weight-complex="normal"/>
    </style:style>
    <style:style style:name="T8" style:family="text">
      <style:text-properties style:font-name="Arial"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VISION - ramundboende.se</text:h>
      <text:h text:style-name="Heading_20_2" text:outline-level="2">Bakgrund</text:h>
      <text:p text:style-name="P4">Företaget Bruksvallarnas Semesterboende AB hyr veckovis ut ett nybyggt hus och en mindre stuga i skidorten Ramundberget. I nuläget hyr företaget ut med hjälp av annonser och lokala turistbyråer. </text:p>
      <text:p text:style-name="P4">Företaget önskar en egen webbsida som presenterar boendena, priserna och som även erbjuder onlinebokning direkt på sidan. Man vill att sidan ska vara sökoptimerad på aktuella sökord från potentiella kunder och även att sidan ska vara responsiv, dvs att layouten anpassas beroende på vilken skärmupplösning besökaren har. </text:p>
      <text:p text:style-name="P4"/>
      <text:p text:style-name="Standard"><text:span text:style-name="T2">Ingen tidigare webbsida finns skapad eller påbörjad, men kunden äger sedan tidigare domänet http://www.ramundboende.se hos webbhotellet Citynetwork, var man önskar att den slutliga produkten ska publiceras.</text:span></text:p>
      <text:p text:style-name="Standard"><text:line-break/></text:p>
      <text:p text:style-name="Text_20_body"><text:span text:style-name="T4">Användargrupper</text:span></text:p>
      <text:p text:style-name="Text_20_body"><text:span text:style-name="T5">Administratörer<text:line-break/></text:span><text:span text:style-name="T6">Bruksvallarnas Semesterboende AB</text:span><text:span text:style-name="T3"> - <text:line-break/><text:tab/>Ägaren och beställaren av webbsidan, van och duktig datoranvändare. <text:line-break/><text:tab/>Då det i nuläget ej finns några önskemål om dynamiskt innehåll (såsom blogg eller <text:tab/>liknande) finns heller inget krav på administratörsverktyg (såsom wordpress) för att <text:tab/>redigera sidans innehåll. </text:span></text:p>
      <text:h text:style-name="Heading_20_4" text:outline-level="4">Slutanvändare</text:h>
      <text:p text:style-name="P6"><text:span text:style-name="T1">Webbsidans besökare, som kan delas in i 2 grupper;</text:span></text:p>
      <text:p text:style-name="P7"><text:span text:style-name="T9">Endast webbplatsbesökare</text:span> -<text:line-break/><text:tab/>Dessa besöker sidan enbart för dess information, de vill att sidan ska vara <text:tab/>välstrukturerad samt logiskt utformad så att de snabbt hittar den information de <text:tab/>söker. Exempel på sådan information kan vara priser, tillvägagångssätt för <text:tab/>bokningar, bilder och praktisk information om fritidshusen.</text:p>
      <text:p text:style-name="Text_20_body"><text:span text:style-name="T7">Användare av onlinebokning - <text:line-break/><text:tab/></text:span><text:span text:style-name="T8">Den här användargruppen är verkliga kunder som vill boka ett fritidsboende. De vill <text:tab/>att bokningen ska vara lättförståelig och de vill ha information direkt angående vad <text:tab/>de förväntas göra gällande betalning, eventuell avbokning, städning, vägbeskrivning <text:tab/>och annan praktisk information. De vill direkt ha bekräftat om bokningen lyckades.</text:span></text:p>
      <text:h text:style-name="P9" text:outline-level="3">Intressenter</text:h>
      <text:p text:style-name="P6">Gamla kunder med liknande verksamheter<text:span text:style-name="T1"> - Här ingår kunder som beställt och levererats webbsidor tidigare. Dessa kan vara intresserade av liknande bokningsfunktionalitet som denna.</text:span></text:p>
      <text:p text:style-name="P6">Andra stuguthyrare - <text:span text:style-name="T1">Andra stuguthyrare i området (och även i andra områden) som eventuellt kan vara intresserad av liknande bokningsfunktionalitet på sina webbplatser.</text:span></text:p>
      <text:p text:style-name="P6"><text:soft-page-break/>Ramundbergets Alpina AB<text:span text:style-name="T1"> - Påverkas indirekt då de via sin egen webbplats och kundservice utför bokningar till kunden.</text:span></text:p>
      <text:p text:style-name="P2"><text:span text:style-name="T2">Handikappförbunden - </text:span><text:span text:style-name="T3">Vill att webbsidorna följer deras rekommendationer för Tillgängliga webbsidor </text:span><text:a xlink:type="simple" xlink:href="http://www.hso.se/vi-ar-handikappforbunden/Om-den-har-sidan/Tillgangliga-webbsidor/"><text:span text:style-name="T3">http://www.hso.se/vi-ar-handikappforbunden/Om-den-har-sidan/Tillgangliga-webbsidor/</text:span></text:a><text:span text:style-name="T3"> </text:span></text:p>
      <text:p text:style-name="P6">Citynetwork.se - <text:span text:style-name="T1">Kundens webbhotell var domänen finns.</text:span></text:p>
      <text:p text:style-name="P6">WordPress.org</text:p>
      <text:p text:style-name="P2"><text:span text:style-name="T2">Php.net</text:span></text:p>
      <text:h text:style-name="Heading_20_2" text:outline-level="2">Liknande system och konkurrenter </text:h>
      <text:p text:style-name="P5">Det finns ett flertal både större och mindre bokningssystem, exempelvis <text:span text:style-name="T1">ett antal plugin till wordpress gällande bokningar och reservationer (https://wordpress.org/plugins/tags/reservation-plugin). </text:span></text:p>
      <text:p text:style-name="P5"><text:span text:style-name="T1">Inom det här projektet konkurreras ej med någon av dessa då slutprodukten ej ämnas läggas upp som en wordpressmodul utan enbart kommer att användas av webbutvecklaren för den här webbsidan och eventuellt även för andra webbsidor i framtiden.</text:span></text:p>
      <text:p text:style-name="P5"><text:span text:style-name="T1">Konkurrenter är även andra stuguthyrare i området, som tävlar om samma kunder.</text:span></text:p>
      <text:h text:style-name="Heading_20_3" text:outline-level="3">Baskrav </text:h>
      <text:p text:style-name="P4">BK 1: Sidan ramundboende.se ska innehålla en bokningssida där användaren ser tillgängliga veckor samt priser för dessa. Då en bokning görs ska <text:s/>användaren direkt få information om detta och aktuell vecka ska direkt upphöra att vara bokningsbar för andra.</text:p>
      <text:p text:style-name="P4">BK 2: Grafiken på webbsidan ska vara snygg, stilren och modern.</text:p>
      <text:p text:style-name="P4">BK 3: Sidan ska vara logiskt i sin struktur så att användaren direkt kan hitta vad den söker.</text:p>
      <text:p text:style-name="P4">BK 4: Den färdiga sidan ska klara aktuella standarder och valideringskrav.</text:p>
      <text:p text:style-name="P4">BK 5: Då en bokning gjorts ska även administratören (Bruksvallarnas Semesteboende AB meddelas om det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1T19:15:06</dc:date>
    <meta:editing-duration>PT2H57M36S</meta:editing-duration>
    <meta:editing-cycles>19</meta:editing-cycles>
    <meta:generator>OpenOffice.org/3.4.1$Unix OpenOffice.org_project/341m1$Build-9593</meta:generator>
    <meta:document-statistic meta:table-count="0" meta:image-count="0" meta:object-count="0" meta:page-count="2" meta:paragraph-count="32" meta:word-count="519" meta:character-count="3792"/>
  </office:meta>
</office:document-meta>
</file>